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699cm" style:rel-column-width="1530*"/>
    </style:style>
    <style:style style:name="Таблица1.B" style:family="table-column">
      <style:table-column-properties style:column-width="14.302cm" style:rel-column-width="810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cm"/>
    </style:style>
    <style:style style:name="P1" style:family="paragraph" style:parent-style-name="Heading_20_1">
      <style:paragraph-properties fo:break-before="page"/>
      <style:text-properties officeooo:paragraph-rsid="002410e9"/>
    </style:style>
    <style:style style:name="P2" style:family="paragraph" style:parent-style-name="Standard" style:list-style-name="L1">
      <style:text-properties officeooo:paragraph-rsid="0016a0b9"/>
    </style:style>
    <style:style style:name="P3" style:family="paragraph" style:parent-style-name="Standard" style:list-style-name="L1">
      <style:text-properties officeooo:paragraph-rsid="00185cfa"/>
    </style:style>
    <style:style style:name="P4" style:family="paragraph" style:parent-style-name="Standard" style:list-style-name="L1">
      <style:text-properties officeooo:paragraph-rsid="002380c1"/>
    </style:style>
    <style:style style:name="P5" style:family="paragraph" style:parent-style-name="Standard" style:list-style-name="L1">
      <style:text-properties officeooo:rsid="000d701a" officeooo:paragraph-rsid="0016a0b9"/>
    </style:style>
    <style:style style:name="P6" style:family="paragraph" style:parent-style-name="Standard" style:list-style-name="L1">
      <style:text-properties officeooo:rsid="0038edb2" officeooo:paragraph-rsid="0016a0b9"/>
    </style:style>
    <style:style style:name="P7" style:family="paragraph" style:parent-style-name="Standard" style:list-style-name="L1">
      <style:text-properties officeooo:rsid="00185cfa" officeooo:paragraph-rsid="00185cfa"/>
    </style:style>
    <style:style style:name="P8" style:family="paragraph" style:parent-style-name="Standard" style:list-style-name="L1">
      <style:text-properties officeooo:rsid="001aeeb8" officeooo:paragraph-rsid="001aeeb8"/>
    </style:style>
    <style:style style:name="P9" style:family="paragraph" style:parent-style-name="Standard" style:list-style-name="L1">
      <style:text-properties officeooo:rsid="001446d8" officeooo:paragraph-rsid="0016a0b9"/>
    </style:style>
    <style:style style:name="P10" style:family="paragraph" style:parent-style-name="Standard" style:list-style-name="L1">
      <style:text-properties officeooo:rsid="000da583" officeooo:paragraph-rsid="0016a0b9"/>
    </style:style>
    <style:style style:name="P11" style:family="paragraph" style:parent-style-name="Standard" style:list-style-name="L1">
      <style:text-properties officeooo:rsid="00116b5a" officeooo:paragraph-rsid="0016a0b9"/>
    </style:style>
    <style:style style:name="P12" style:family="paragraph" style:parent-style-name="Standard" style:list-style-name="L1">
      <style:text-properties officeooo:rsid="00116b5a" officeooo:paragraph-rsid="00185cfa"/>
    </style:style>
    <style:style style:name="P13" style:family="paragraph" style:parent-style-name="Standard" style:list-style-name="L1">
      <style:text-properties officeooo:rsid="001b3896" officeooo:paragraph-rsid="001b3896"/>
    </style:style>
    <style:style style:name="P14" style:family="paragraph" style:parent-style-name="Standard" style:list-style-name="L1">
      <style:text-properties officeooo:rsid="000f9bbe" officeooo:paragraph-rsid="0016a0b9"/>
    </style:style>
    <style:style style:name="P15" style:family="paragraph" style:parent-style-name="Standard" style:list-style-name="L1">
      <style:text-properties fo:language="ru" fo:country="RU" officeooo:rsid="00116b5a" officeooo:paragraph-rsid="00185cfa"/>
    </style:style>
    <style:style style:name="P16" style:family="paragraph" style:parent-style-name="Standard" style:list-style-name="L1">
      <style:text-properties fo:language="ru" fo:country="RU" officeooo:rsid="0029720b" officeooo:paragraph-rsid="00185cfa"/>
    </style:style>
    <style:style style:name="P17" style:family="paragraph" style:parent-style-name="Standard" style:list-style-name="L1">
      <style:text-properties fo:language="ru" fo:country="RU" officeooo:rsid="0013327c" officeooo:paragraph-rsid="00185cfa"/>
    </style:style>
    <style:style style:name="P18" style:family="paragraph" style:parent-style-name="Standard" style:list-style-name="L1">
      <style:text-properties fo:language="ru" fo:country="RU" officeooo:rsid="0019e305" officeooo:paragraph-rsid="0019e305"/>
    </style:style>
    <style:style style:name="P19" style:family="paragraph" style:parent-style-name="Standard" style:list-style-name="L1">
      <style:text-properties fo:language="ru" fo:country="RU" officeooo:rsid="001cfff2" officeooo:paragraph-rsid="001cfff2"/>
    </style:style>
    <style:style style:name="P20" style:family="paragraph" style:parent-style-name="Standard" style:list-style-name="L1">
      <style:text-properties fo:language="ru" fo:country="RU" officeooo:rsid="001e3828" officeooo:paragraph-rsid="001e3828"/>
    </style:style>
    <style:style style:name="P21" style:family="paragraph" style:parent-style-name="Standard" style:list-style-name="L1">
      <style:text-properties fo:language="ru" fo:country="RU" officeooo:rsid="001fd3f5" officeooo:paragraph-rsid="001fd3f5"/>
    </style:style>
    <style:style style:name="P22" style:family="paragraph" style:parent-style-name="Standard" style:list-style-name="L1">
      <style:text-properties fo:language="ru" fo:country="RU" officeooo:rsid="00234b20" officeooo:paragraph-rsid="00234b20"/>
    </style:style>
    <style:style style:name="P23" style:family="paragraph" style:parent-style-name="Standard" style:list-style-name="L1">
      <style:text-properties fo:language="ru" fo:country="RU" officeooo:rsid="0022811c" officeooo:paragraph-rsid="0022811c"/>
    </style:style>
    <style:style style:name="P24" style:family="paragraph" style:parent-style-name="Standard" style:list-style-name="L1">
      <style:text-properties fo:language="ru" fo:country="RU" officeooo:rsid="002380c1" officeooo:paragraph-rsid="002380c1"/>
    </style:style>
    <style:style style:name="P25" style:family="paragraph" style:parent-style-name="Standard" style:list-style-name="L1">
      <style:text-properties fo:language="ru" fo:country="RU" officeooo:rsid="002391c6" officeooo:paragraph-rsid="002391c6"/>
    </style:style>
    <style:style style:name="P26" style:family="paragraph" style:parent-style-name="Standard" style:list-style-name="L1">
      <style:text-properties fo:language="ru" fo:country="RU" officeooo:rsid="0023d3c9" officeooo:paragraph-rsid="0023d3c9"/>
    </style:style>
    <style:style style:name="P27" style:family="paragraph" style:parent-style-name="Standard" style:list-style-name="L1">
      <style:text-properties fo:language="en" fo:country="US" officeooo:rsid="001e3828" officeooo:paragraph-rsid="001e3828"/>
    </style:style>
    <style:style style:name="P28" style:family="paragraph" style:parent-style-name="Table_20_Contents">
      <style:text-properties officeooo:rsid="004c29d3" officeooo:paragraph-rsid="002410e9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fo:language="ru" fo:country="RU" officeooo:rsid="004c29d3" officeooo:paragraph-rsid="002410e9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fo:language="ru" fo:country="RU" officeooo:rsid="004c29d3" officeooo:paragraph-rsid="002425f3"/>
    </style:style>
    <style:style style:name="P31" style:family="paragraph" style:parent-style-name="Text_20_body">
      <style:text-properties officeooo:rsid="004c29d3" officeooo:paragraph-rsid="002410e9"/>
    </style:style>
    <style:style style:name="T1" style:family="text">
      <style:text-properties officeooo:rsid="0016a0b9"/>
    </style:style>
    <style:style style:name="T2" style:family="text">
      <style:text-properties officeooo:rsid="000d701a"/>
    </style:style>
    <style:style style:name="T3" style:family="text">
      <style:text-properties officeooo:rsid="000da583"/>
    </style:style>
    <style:style style:name="T4" style:family="text">
      <style:text-properties officeooo:rsid="0017700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327c"/>
    </style:style>
    <style:style style:name="T7" style:family="text">
      <style:text-properties fo:language="en" fo:country="US" officeooo:rsid="002410e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16b5a"/>
    </style:style>
    <style:style style:name="T10" style:family="text">
      <style:text-properties fo:language="ru" fo:country="RU" officeooo:rsid="0013327c"/>
    </style:style>
    <style:style style:name="T11" style:family="text">
      <style:text-properties fo:language="ru" fo:country="RU" officeooo:rsid="0029720b"/>
    </style:style>
    <style:style style:name="T12" style:family="text">
      <style:text-properties fo:language="ru" fo:country="RU" officeooo:rsid="002391c6"/>
    </style:style>
    <style:style style:name="T13" style:family="text">
      <style:text-properties fo:language="ru" fo:country="RU" officeooo:rsid="002380c1"/>
    </style:style>
    <style:style style:name="T14" style:family="text">
      <style:text-properties officeooo:rsid="001e3828"/>
    </style:style>
    <style:style style:name="T15" style:family="text">
      <style:text-properties officeooo:rsid="001fd3f5"/>
    </style:style>
    <style:style style:name="T16" style:family="text">
      <style:text-properties officeooo:rsid="0020fbe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Курс </text:span>СBDS01 «Основы цифровой схемотехники» <text:span text:style-name="T1">(базовый)</text:span></text:p>
      <text:h text:style-name="Heading_20_2" text:outline-level="2">Программа курса</text:h>
      <text:list text:style-name="L1">
        <text:list-item>
          <text:p text:style-name="P2"><text:bookmark-start text:name="__RefNumPara__562_2198741164"/><text:span text:style-name="T1">Физические основы</text:span><text:span text:style-name="T2">.</text:span><text:bookmark-end text:name="__RefNumPara__562_2198741164"/></text:p>
          <text:list>
            <text:list-item>
              <text:p text:style-name="P5">Понятие электрического заряда. Взаимодействие статических зарядов. Закон Кулона.</text:p>
            </text:list-item>
            <text:list-item>
              <text:p text:style-name="P5">Электрическое поле. Напряженность поля.</text:p>
            </text:list-item>
            <text:list-item>
              <text:p text:style-name="P5">Работа заряда в поле. Потенциал.</text:p>
            </text:list-item>
            <text:list-item>
              <text:p text:style-name="P5">Напряжение и ток. <text:span text:style-name="T3">Источники напряжения и тока. </text:span><text:span text:style-name="T4">Измерение.</text:span></text:p>
            </text:list-item>
            <text:list-item>
              <text:p text:style-name="P6">Магнитное поле. Действие на движущиеся заряды. Электромагнитная индукция.</text:p>
            </text:list-item>
          </text:list>
        </text:list-item>
        <text:list-item>
          <text:p text:style-name="P7"><text:bookmark-start text:name="__RefNumPara__564_2198741164"/>Что такое «Теория электрических цепей».<text:bookmark-end text:name="__RefNumPara__564_2198741164"/></text:p>
          <text:list>
            <text:list-item>
              <text:p text:style-name="P7">Ограничения ТЭЦ.</text:p>
            </text:list-item>
            <text:list-item>
              <text:p text:style-name="P8">Линейные цепи.</text:p>
            </text:list-item>
            <text:list-item>
              <text:p text:style-name="P9">Правила Кирхгофа.</text:p>
            </text:list-item>
          </text:list>
        </text:list-item>
        <text:list-item>
          <text:p text:style-name="P8"><text:bookmark-start text:name="__RefNumPara__566_2198741164"/>Источники постоянного напряжения и тока.<text:bookmark-end text:name="__RefNumPara__566_2198741164"/></text:p>
          <text:list>
            <text:list-item>
              <text:p text:style-name="P8">Идеальный источник постоянного напряжения.</text:p>
            </text:list-item>
            <text:list-item>
              <text:p text:style-name="P8">Идеальный источник постоянного тока.</text:p>
            </text:list-item>
            <text:list-item>
              <text:p text:style-name="P8">Реальный источник постоянного напряжения.</text:p>
            </text:list-item>
            <text:list-item>
              <text:p text:style-name="P8">Реальный источник постоянного тока.</text:p>
            </text:list-item>
            <text:list-item>
              <text:p text:style-name="P8">Примеры источников напряжения и тока.</text:p>
            </text:list-item>
          </text:list>
        </text:list-item>
        <text:list-item>
          <text:p text:style-name="P10"><text:bookmark-start text:name="__RefNumPara__568_2198741164"/>Резистор. <text:bookmark-end text:name="__RefNumPara__568_2198741164"/></text:p>
          <text:list>
            <text:list-item>
              <text:p text:style-name="P11">Устройство.</text:p>
            </text:list-item>
            <text:list-item>
              <text:p text:style-name="P10">Закон Ома. Сопротивление и проводимость.</text:p>
            </text:list-item>
            <text:list-item>
              <text:p text:style-name="P10">Мощность, выделяемая резистором.</text:p>
            </text:list-item>
            <text:list-item>
              <text:p text:style-name="P10">Тепловое сопротивление.</text:p>
            </text:list-item>
            <text:list-item>
              <text:p text:style-name="P10">Параллельное и последовательное включение.</text:p>
            </text:list-item>
            <text:list-item>
              <text:p text:style-name="P10">Делитель напряжения.</text:p>
            </text:list-item>
            <text:list-item>
              <text:p text:style-name="P13">Паразитные параметры реальных резисторов.</text:p>
            </text:list-item>
          </text:list>
        </text:list-item>
        <text:list-item>
          <text:p text:style-name="P10"><text:bookmark-start text:name="__RefNumPara__570_2198741164"/>Эквивалентные преобразования схем.<text:bookmark-end text:name="__RefNumPara__570_2198741164"/></text:p>
          <text:list>
            <text:list-item>
              <text:p text:style-name="P10">Теорема Тевенина.</text:p>
            </text:list-item>
            <text:list-item>
              <text:p text:style-name="P10">Теорема Нортона.</text:p>
            </text:list-item>
          </text:list>
        </text:list-item>
        <text:list-item>
          <text:p text:style-name="P10"><text:bookmark-start text:name="__RefNumPara__572_2198741164"/>Нелинейные элементы. Динамическое (дифференциальное) сопротивление.<text:bookmark-end text:name="__RefNumPara__572_2198741164"/></text:p>
          <text:list>
            <text:list-item>
              <text:p text:style-name="P14">Диод.</text:p>
            </text:list-item>
            <text:list-item>
              <text:p text:style-name="P14">Стабилитрон (диод Зенера).</text:p>
            </text:list-item>
            <text:list-item>
              <text:p text:style-name="P14">Туннельный диод.</text:p>
            </text:list-item>
          </text:list>
        </text:list-item>
        <text:list-item>
          <text:p text:style-name="P12"><text:bookmark-start text:name="__RefNumPara__574_2198741164"/>Реактивные элементы.<text:bookmark-end text:name="__RefNumPara__574_2198741164"/></text:p>
          <text:list>
            <text:list-item>
              <text:p text:style-name="P12">Конденсатор.</text:p>
              <text:list>
                <text:list-item>
                  <text:p text:style-name="P12">Устройство.</text:p>
                </text:list-item>
                <text:list-item>
                  <text:p text:style-name="P12">Емкость. Единицы измерения.</text:p>
                </text:list-item>
                <text:list-item>
                  <text:p text:style-name="P12">Поведение на постоянном и переменном токе.</text:p>
                </text:list-item>
                <text:list-item>
                  <text:p text:style-name="P12">Параллельное и последовательное включение.</text:p>
                </text:list-item>
                <text:list-item>
                  <text:p text:style-name="P12">Процессы в <text:span text:style-name="T5">RC-</text:span><text:span text:style-name="T8">цепях. Дифференцирующие и интегрирующие цепи.</text:span></text:p>
                </text:list-item>
                <text:list-item>
                  <text:p text:style-name="P15">Влияние паразитных емкостей.</text:p>
                </text:list-item>
                <text:list-item>
                  <text:p text:style-name="P16">Отличия реальных конденсаторов от идеального.</text:p>
                </text:list-item>
              </text:list>
            </text:list-item>
            <text:list-item>
              <text:p text:style-name="P17">Индуктивность.</text:p>
              <text:list>
                <text:list-item>
                  <text:p text:style-name="P17">Устройство.</text:p>
                </text:list-item>
                <text:list-item>
                  <text:p text:style-name="P17"><text:soft-page-break/>Единицы измерения.</text:p>
                </text:list-item>
                <text:list-item>
                  <text:p text:style-name="P12">Поведение на постоянном и переменном токе.</text:p>
                </text:list-item>
                <text:list-item>
                  <text:p text:style-name="P12">Параллельное и последовательное включение.</text:p>
                </text:list-item>
                <text:list-item>
                  <text:p text:style-name="P12">Процессы в <text:span text:style-name="T5">R</text:span><text:span text:style-name="T6">L</text:span><text:span text:style-name="T5">-</text:span><text:span text:style-name="T8">цепях. Дифференцирующие и интегрирующие цепи.</text:span></text:p>
                </text:list-item>
                <text:list-item>
                  <text:p text:style-name="P3"><text:span text:style-name="T9">Влияние паразитных </text:span><text:span text:style-name="T10">индуктивн</text:span><text:span text:style-name="T9">остей.</text:span></text:p>
                </text:list-item>
                <text:list-item>
                  <text:p text:style-name="P3"><text:span text:style-name="T11">Отличия реальных </text:span><text:span text:style-name="T10">индуктивн</text:span><text:span text:style-name="T9">остей</text:span><text:span text:style-name="T11"> от идеальной.</text:span></text:p>
                </text:list-item>
              </text:list>
            </text:list-item>
          </text:list>
        </text:list-item>
        <text:list-item>
          <text:p text:style-name="P18"><text:bookmark-start text:name="__RefNumPara__576_2198741164"/>Полевой транзистор с изолированным затвором (<text:span text:style-name="T5">MOS).</text:span><text:bookmark-end text:name="__RefNumPara__576_2198741164"/></text:p>
          <text:list>
            <text:list-item>
              <text:p text:style-name="P18">Устройство.</text:p>
            </text:list-item>
            <text:list-item>
              <text:p text:style-name="P18">Реальные характеристики.</text:p>
            </text:list-item>
            <text:list-item>
              <text:p text:style-name="P18">Упрощенная модель 1 (идеальный ключ).</text:p>
            </text:list-item>
            <text:list-item>
              <text:p text:style-name="P18">Упрощенная модель 2 (ключ с конечным внутренним сопротивлением).</text:p>
            </text:list-item>
            <text:list-item>
              <text:p text:style-name="P18">Специальные транзисторы для работы в цифровых схемах.</text:p>
            </text:list-item>
          </text:list>
        </text:list-item>
        <text:list-item>
          <text:p text:style-name="P19"><text:bookmark-start text:name="__RefNumPara__578_2198741164"/>Комбинационная логика.<text:bookmark-end text:name="__RefNumPara__578_2198741164"/></text:p>
          <text:list>
            <text:list-item>
              <text:p text:style-name="P19">Одиночный ключ как логический элемент. <text:span text:style-name="T14">Монтажное «И/ИЛИ».</text:span></text:p>
            </text:list-item>
            <text:list-item>
              <text:p text:style-name="P19">Реализация логических функций на одиночных ключах.</text:p>
            </text:list-item>
            <text:list-item>
              <text:p text:style-name="P19">Недостатки логики на одиночных ключах.</text:p>
            </text:list-item>
            <text:list-item>
              <text:p text:style-name="P19">Схема «тотемный столб».</text:p>
            </text:list-item>
            <text:list-item>
              <text:p text:style-name="P19">Логические вентили.</text:p>
            </text:list-item>
            <text:list-item>
              <text:p text:style-name="P19">Дешифратор.</text:p>
            </text:list-item>
            <text:list-item>
              <text:p text:style-name="P19">Мультиплексор.</text:p>
            </text:list-item>
            <text:list-item>
              <text:p text:style-name="P19">Полусумматор и сумматор.</text:p>
            </text:list-item>
            <text:list-item>
              <text:p text:style-name="P19">Реализация произвольных логических функций на мультиплексорах и запоминающих устройствах.</text:p>
            </text:list-item>
          </text:list>
        </text:list-item>
        <text:list-item>
          <text:p text:style-name="P20"><text:bookmark-start text:name="__RefNumPara__580_2198741164"/>Триггеры.<text:bookmark-end text:name="__RefNumPara__580_2198741164"/></text:p>
          <text:list>
            <text:list-item>
              <text:p text:style-name="P27">RS-<text:span text:style-name="T8">триггер.</text:span></text:p>
            </text:list-item>
            <text:list-item>
              <text:p text:style-name="P27">D-<text:span text:style-name="T8">триггер.</text:span></text:p>
            </text:list-item>
            <text:list-item>
              <text:p text:style-name="P27">T-<text:span text:style-name="T8">триггер.</text:span></text:p>
            </text:list-item>
            <text:list-item>
              <text:p text:style-name="P27">JK-<text:span text:style-name="T8">триггер.</text:span></text:p>
            </text:list-item>
          </text:list>
        </text:list-item>
        <text:list-item>
          <text:p text:style-name="P20"><text:bookmark-start text:name="__RefNumPara__582_2198741164"/>Асинхронные и синхронные цифровые схемы.<text:bookmark-end text:name="__RefNumPara__582_2198741164"/></text:p>
        </text:list-item>
        <text:list-item>
          <text:p text:style-name="P20"><text:bookmark-start text:name="__RefNumPara__584_2198741164"/>Регистры.<text:bookmark-end text:name="__RefNumPara__584_2198741164"/></text:p>
          <text:list>
            <text:list-item>
              <text:p text:style-name="P20">Регистр-защелка.</text:p>
            </text:list-item>
            <text:list-item>
              <text:p text:style-name="P20">Динамический регистр.</text:p>
            </text:list-item>
            <text:list-item>
              <text:p text:style-name="P20">Сдвиговый регистр. <text:span text:style-name="T15">Параллельная и последовательная загрузка.</text:span></text:p>
            </text:list-item>
            <text:list-item>
              <text:p text:style-name="P21">Асинхронный счетчик.</text:p>
            </text:list-item>
            <text:list-item>
              <text:p text:style-name="P21">Синхронный счетчик.</text:p>
            </text:list-item>
          </text:list>
        </text:list-item>
        <text:list-item>
          <text:p text:style-name="P22"><text:bookmark-start text:name="__RefNumPara__586_2198741164"/>Запоминающие устройства.<text:bookmark-end text:name="__RefNumPara__586_2198741164"/></text:p>
          <text:list>
            <text:list-item>
              <text:p text:style-name="P22">Оперативное запоминающее устройство (ОЗУ).</text:p>
              <text:list>
                <text:list-item>
                  <text:p text:style-name="P22">Статическое ОЗУ.</text:p>
                </text:list-item>
                <text:list-item>
                  <text:p text:style-name="P22">Динамическое ОЗУ.</text:p>
                </text:list-item>
                <text:list-item>
                  <text:p text:style-name="P22">Специальные разновидности.</text:p>
                  <text:list>
                    <text:list-item>
                      <text:p text:style-name="P22">Двухпортовое ОЗУ.</text:p>
                    </text:list-item>
                    <text:list-item>
                      <text:p text:style-name="P22">Буфер <text:span text:style-name="T5">FIFO.</text:span></text:p>
                    </text:list-item>
                  </text:list>
                </text:list-item>
              </text:list>
            </text:list-item>
            <text:list-item>
              <text:p text:style-name="P22">Постоянное запоминающее устройство (ПЗУ).</text:p>
              <text:list>
                <text:list-item>
                  <text:p text:style-name="P22">Масочное ПЗУ.</text:p>
                </text:list-item>
                <text:list-item>
                  <text:p text:style-name="P22">Однократно программируемое ПЗУ.</text:p>
                </text:list-item>
                <text:list-item>
                  <text:p text:style-name="P22">Репрограммируемое ПЗУ (РППЗУ).</text:p>
                </text:list-item>
              </text:list>
            </text:list-item>
          </text:list>
        </text:list-item>
        <text:list-item>
          <text:p text:style-name="P21"><text:bookmark-start text:name="__RefNumPara__588_2198741164"/><text:span text:style-name="T16">Детерминированный к</text:span>онечны<text:span text:style-name="T16">й</text:span> автомат.<text:bookmark-end text:name="__RefNumPara__588_2198741164"/></text:p>
          <text:list>
            <text:list-item>
              <text:p text:style-name="P23">Общее определение.</text:p>
            </text:list-item>
            <text:list-item>
              <text:p text:style-name="P23">Автомат Мура.</text:p>
            </text:list-item>
            <text:list-item>
              <text:p text:style-name="P23">Автомат Мили.</text:p>
            </text:list-item>
            <text:list-item>
              <text:p text:style-name="P22">Реализация конечного автомата.</text:p>
            </text:list-item>
          </text:list>
        </text:list-item>
        <text:list-item>
          <text:p text:style-name="P4"><text:bookmark-start text:name="__RefNumPara__590_2198741164"/><text:span text:style-name="T12">Особенности проектирования цифровых устройств</text:span><text:span text:style-name="T13">.</text:span><text:bookmark-end text:name="__RefNumPara__590_2198741164"/></text:p>
          <text:list>
            <text:list-item>
              <text:p text:style-name="P24"><text:soft-page-break/>Особенности энергопотребления цифровых схем.</text:p>
            </text:list-item>
            <text:list-item>
              <text:p text:style-name="P24">Обеспечение стабильности работы.</text:p>
            </text:list-item>
            <text:list-item>
              <text:p text:style-name="P24">Ограничения по нагрузочной способности выходов.</text:p>
            </text:list-item>
            <text:list-item>
              <text:p text:style-name="P25">Управление мощными нагрузками.</text:p>
            </text:list-item>
            <text:list-item>
              <text:p text:style-name="P25">Обеспечение гальванической развязки.</text:p>
            </text:list-item>
            <text:list-item>
              <text:p text:style-name="P26">Особенности управления реактивной нагрузкой.</text:p>
            </text:list-item>
          </text:list>
        </text:list-item>
      </text:list>
      <text:h text:style-name="P1" text:outline-level="1">Расписание лекций</text:h>
      <text:p text:style-name="P31">Каждое занятие рассчитано на 1 час (астрономический)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№</text:p>
          </table:table-cell>
          <table:table-cell table:style-name="Таблица1.B1" office:value-type="string">
            <text:p text:style-name="P28">Тема</text:p>
          </table:table-cell>
        </table:table-row>
        <table:table-row>
          <table:table-cell table:style-name="Таблица1.A2" office:value-type="string">
            <text:p text:style-name="P28">СBDS01<text:span text:style-name="T7">#L1</text:span></text:p>
          </table:table-cell>
          <table:table-cell table:style-name="Таблица1.B2" office:value-type="string">
            <text:p text:style-name="P29"><text:bookmark-ref text:reference-format="text" text:ref-name="__RefNumPara__562_2198741164">Физические основы.</text:bookmark-ref></text:p>
            <text:p text:style-name="P29"><text:bookmark-ref text:reference-format="text" text:ref-name="__RefNumPara__564_2198741164">Что такое «Теория электрических цепей».</text:bookmark-ref></text:p>
          </table:table-cell>
        </table:table-row>
        <table:table-row table:style-name="Таблица1.3">
          <table:table-cell table:style-name="Таблица1.A2" office:value-type="string">
            <text:p text:style-name="P28">СBDS01<text:span text:style-name="T7">#L2</text:span></text:p>
          </table:table-cell>
          <table:table-cell table:style-name="Таблица1.B2" office:value-type="string">
            <text:p text:style-name="P29"><text:bookmark-ref text:reference-format="text" text:ref-name="__RefNumPara__566_2198741164">Источники постоянного напряжения и тока.</text:bookmark-ref></text:p>
            <text:p text:style-name="P29"><text:bookmark-ref text:reference-format="text" text:ref-name="__RefNumPara__568_2198741164">Резистор. </text:bookmark-ref></text:p>
          </table:table-cell>
        </table:table-row>
        <table:table-row>
          <table:table-cell table:style-name="Таблица1.A2" office:value-type="string">
            <text:p text:style-name="P28">СBDS01<text:span text:style-name="T7">#L</text:span>3</text:p>
          </table:table-cell>
          <table:table-cell table:style-name="Таблица1.B2" office:value-type="string">
            <text:p text:style-name="P30"><text:bookmark-ref text:reference-format="text" text:ref-name="__RefNumPara__570_2198741164">Эквивалентные преобразования схем.</text:bookmark-ref></text:p>
            <text:p text:style-name="P29"><text:bookmark-ref text:reference-format="text" text:ref-name="__RefNumPara__572_2198741164">Нелинейные элементы. Динамическое (дифференциальное) сопротивление.</text:bookmark-ref></text:p>
          </table:table-cell>
        </table:table-row>
        <table:table-row>
          <table:table-cell table:style-name="Таблица1.A2" office:value-type="string">
            <text:p text:style-name="P28">СBDS01<text:span text:style-name="T7">#L</text:span>4</text:p>
          </table:table-cell>
          <table:table-cell table:style-name="Таблица1.B2" office:value-type="string">
            <text:p text:style-name="P30"><text:bookmark-ref text:reference-format="text" text:ref-name="__RefNumPara__574_2198741164">Реактивные элементы.</text:bookmark-ref></text:p>
          </table:table-cell>
        </table:table-row>
        <table:table-row>
          <table:table-cell table:style-name="Таблица1.A2" office:value-type="string">
            <text:p text:style-name="P28">СBDS01<text:span text:style-name="T7">#L</text:span>5</text:p>
          </table:table-cell>
          <table:table-cell table:style-name="Таблица1.B2" office:value-type="string">
            <text:p text:style-name="P30"><text:bookmark-ref text:reference-format="text" text:ref-name="__RefNumPara__576_2198741164">Полевой транзистор с изолированным затвором (MOS).</text:bookmark-ref></text:p>
            <text:p text:style-name="P30"><text:bookmark-ref text:reference-format="text" text:ref-name="__RefNumPara__578_2198741164">Комбинационная логика.</text:bookmark-ref></text:p>
          </table:table-cell>
        </table:table-row>
        <table:table-row>
          <table:table-cell table:style-name="Таблица1.A2" office:value-type="string">
            <text:p text:style-name="P28">СBDS01<text:span text:style-name="T7">#L6</text:span></text:p>
          </table:table-cell>
          <table:table-cell table:style-name="Таблица1.B2" office:value-type="string">
            <text:p text:style-name="P30"><text:bookmark-ref text:reference-format="text" text:ref-name="__RefNumPara__580_2198741164">Триггеры.</text:bookmark-ref></text:p>
            <text:p text:style-name="P30"><text:bookmark-ref text:reference-format="text" text:ref-name="__RefNumPara__582_2198741164">Асинхронные и синхронные цифровые схемы.</text:bookmark-ref></text:p>
          </table:table-cell>
        </table:table-row>
        <table:table-row>
          <table:table-cell table:style-name="Таблица1.A2" office:value-type="string">
            <text:p text:style-name="P28">СBDS01<text:span text:style-name="T7">#L7</text:span></text:p>
          </table:table-cell>
          <table:table-cell table:style-name="Таблица1.B2" office:value-type="string">
            <text:p text:style-name="P29"><text:bookmark-ref text:reference-format="text" text:ref-name="__RefNumPara__584_2198741164">Регистры.</text:bookmark-ref></text:p>
            <text:p text:style-name="P29"><text:bookmark-ref text:reference-format="text" text:ref-name="__RefNumPara__586_2198741164">Запоминающие устройства.</text:bookmark-ref></text:p>
          </table:table-cell>
        </table:table-row>
        <table:table-row>
          <table:table-cell table:style-name="Таблица1.A2" office:value-type="string">
            <text:p text:style-name="P28">СBDS01<text:span text:style-name="T7">#L8</text:span></text:p>
          </table:table-cell>
          <table:table-cell table:style-name="Таблица1.B2" office:value-type="string">
            <text:p text:style-name="P29"><text:bookmark-ref text:reference-format="text" text:ref-name="__RefNumPara__588_2198741164">Детерминированный конечный автомат.</text:bookmark-ref></text:p>
            <text:p text:style-name="P29"><text:bookmark-ref text:reference-format="text" text:ref-name="__RefNumPara__590_2198741164">Особенности проектирования цифровых устройств.</text:bookmark-ref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07:06:19.821000000</meta:creation-date>
    <meta:generator>LibreOffice/7.4.5.1$Windows_X86_64 LibreOffice_project/9c0871452b3918c1019dde9bfac75448afc4b57f</meta:generator>
    <dc:date>2023-02-06T08:21:24.029000000</dc:date>
    <meta:editing-duration>PT2H8M5S</meta:editing-duration>
    <meta:editing-cycles>7</meta:editing-cycles>
    <meta:document-statistic meta:table-count="1" meta:image-count="0" meta:object-count="0" meta:page-count="4" meta:paragraph-count="128" meta:word-count="504" meta:character-count="4171" meta:non-whitespace-character-count="3892"/>
  </office:meta>
</office:document-meta>
</file>